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" svg:font-family="'Arial Unicode MS'"/>
    <style:font-face style:name="Arial1" svg:font-family="Arial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43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2.339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ÍTULO</text:p>
          </table:table-cell>
          <table:table-cell table:style-name="ce1" office:value-type="string">
            <text:p>AUTOR</text:p>
          </table:table-cell>
          <table:table-cell table:style-name="ce1" office:value-type="string">
            <text:p>TIPO</text:p>
          </table:table-cell>
          <table:table-cell table:style-name="ce5" office:value-type="string">
            <text:p>PAGINAS</text:p>
          </table:table-cell>
          <table:table-cell table:number-columns-repeated="1020"/>
        </table:table-row>
        <table:table-row table:style-name="ro2">
          <table:table-cell office:value-type="string">
            <text:p>20000 leguas de viaje submarino </text:p>
          </table:table-cell>
          <table:table-cell office:value-type="string">
            <text:p>Julio Verne </text:p>
          </table:table-cell>
          <table:table-cell office:value-type="string">
            <text:p>Novela</text:p>
          </table:table-cell>
          <table:table-cell office:value-type="float" office:value="512">
            <text:p>512</text:p>
          </table:table-cell>
          <table:table-cell table:number-columns-repeated="1020"/>
        </table:table-row>
        <table:table-row table:style-name="ro2">
          <table:table-cell office:value-type="string">
            <text:p>23 -F La pieza que falta</text:p>
          </table:table-cell>
          <table:table-cell office:value-type="string">
            <text:p>Ricardo Pardo Zancada</text:p>
          </table:table-cell>
          <table:table-cell office:value-type="string">
            <text:p>Documental.</text:p>
          </table:table-cell>
          <table:table-cell table:number-columns-repeated="1021"/>
        </table:table-row>
        <table:table-row table:style-name="ro2">
          <table:table-cell office:value-type="string">
            <text:p>Angeles y demonios</text:p>
          </table:table-cell>
          <table:table-cell office:value-type="string">
            <text:p>Dan Brown</text:p>
          </table:table-cell>
          <table:table-cell office:value-type="string">
            <text:p>Novela</text:p>
          </table:table-cell>
          <table:table-cell office:value-type="float" office:value="571">
            <text:p>571</text:p>
          </table:table-cell>
          <table:table-cell table:number-columns-repeated="1020"/>
        </table:table-row>
        <table:table-row table:style-name="ro2">
          <table:table-cell office:value-type="string">
            <text:p>ASSASSINI</text:p>
          </table:table-cell>
          <table:table-cell office:value-type="string">
            <text:p>Thomas Gifford</text:p>
          </table:table-cell>
          <table:table-cell office:value-type="string">
            <text:p>Novela</text:p>
          </table:table-cell>
          <table:table-cell office:value-type="float" office:value="700">
            <text:p>700</text:p>
          </table:table-cell>
          <table:table-cell table:number-columns-repeated="1020"/>
        </table:table-row>
        <table:table-row table:style-name="ro2">
          <table:table-cell office:value-type="string">
            <text:p>Biografia " Lenin"</text:p>
          </table:table-cell>
          <table:table-cell office:value-type="string">
            <text:p>Colección ABC</text:p>
          </table:table-cell>
          <table:table-cell office:value-type="string">
            <text:p>Biografia</text:p>
          </table:table-cell>
          <table:table-cell table:number-columns-repeated="1021"/>
        </table:table-row>
        <table:table-row table:style-name="ro2">
          <table:table-cell office:value-type="string">
            <text:p>Biografia "Hitler"</text:p>
          </table:table-cell>
          <table:table-cell office:value-type="string">
            <text:p>Colección ABC</text:p>
          </table:table-cell>
          <table:table-cell office:value-type="string">
            <text:p>Biografia</text:p>
          </table:table-cell>
          <table:table-cell table:number-columns-repeated="1021"/>
        </table:table-row>
        <table:table-row table:style-name="ro2">
          <table:table-cell office:value-type="string">
            <text:p>Biografia "Marilin Monroe"</text:p>
          </table:table-cell>
          <table:table-cell office:value-type="string">
            <text:p>Colección ABC</text:p>
          </table:table-cell>
          <table:table-cell office:value-type="string">
            <text:p>Biografia</text:p>
          </table:table-cell>
          <table:table-cell table:number-columns-repeated="1021"/>
        </table:table-row>
        <table:table-row table:style-name="ro2">
          <table:table-cell office:value-type="string">
            <text:p>Biografia Abraham Lincoln</text:p>
          </table:table-cell>
          <table:table-cell office:value-type="string">
            <text:p>Isaac Montero</text:p>
          </table:table-cell>
          <table:table-cell office:value-type="string">
            <text:p>Biografia</text:p>
          </table:table-cell>
          <table:table-cell office:value-type="float" office:value="217">
            <text:p>217</text:p>
          </table:table-cell>
          <table:table-cell table:number-columns-repeated="1020"/>
        </table:table-row>
        <table:table-row table:style-name="ro2">
          <table:table-cell office:value-type="string">
            <text:p>Biografia Mahoma</text:p>
          </table:table-cell>
          <table:table-cell office:value-type="string">
            <text:p>Hartmut Bobzin</text:p>
          </table:table-cell>
          <table:table-cell office:value-type="string">
            <text:p>Biografia</text:p>
          </table:table-cell>
          <table:table-cell office:value-type="float" office:value="168">
            <text:p>168</text:p>
          </table:table-cell>
          <table:table-cell table:number-columns-repeated="1020"/>
        </table:table-row>
        <table:table-row table:style-name="ro2">
          <table:table-cell office:value-type="string">
            <text:p>Biografia Stalin</text:p>
          </table:table-cell>
          <table:table-cell office:value-type="string">
            <text:p>Maximilien Ruben</text:p>
          </table:table-cell>
          <table:table-cell office:value-type="string">
            <text:p>Biografia</text:p>
          </table:table-cell>
          <table:table-cell office:value-type="float" office:value="200">
            <text:p>200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bo Trafalgar</text:p>
          </table:table-cell>
          <table:table-cell office:value-type="string">
            <text:p>Arturo Pérez-Reverte</text:p>
          </table:table-cell>
          <table:table-cell office:value-type="string">
            <text:p>Novela historica.</text:p>
          </table:table-cell>
          <table:table-cell office:value-type="float" office:value="269">
            <text:p>269</text:p>
          </table:table-cell>
          <table:table-cell table:number-columns-repeated="1020"/>
        </table:table-row>
        <table:table-row table:style-name="ro2">
          <table:table-cell office:value-type="string">
            <text:p>Chaman</text:p>
          </table:table-cell>
          <table:table-cell office:value-type="string">
            <text:p>Noah Gordon</text:p>
          </table:table-cell>
          <table:table-cell office:value-type="string">
            <text:p>Novela.</text:p>
          </table:table-cell>
          <table:table-cell table:number-columns-repeated="1021"/>
        </table:table-row>
        <table:table-row table:style-name="ro2">
          <table:table-cell office:value-type="string">
            <text:p>Churchill y Hitler " Los secretos del liderazgo "</text:p>
          </table:table-cell>
          <table:table-cell office:value-type="string">
            <text:p>Andrew Roberts</text:p>
          </table:table-cell>
          <table:table-cell office:value-type="string">
            <text:p>Documental.</text:p>
          </table:table-cell>
          <table:table-cell office:value-type="float" office:value="275">
            <text:p>275</text:p>
          </table:table-cell>
          <table:table-cell table:number-columns-repeated="1020"/>
        </table:table-row>
        <table:table-row table:style-name="ro2">
          <table:table-cell office:value-type="string">
            <text:p>Diario de Irak</text:p>
          </table:table-cell>
          <table:table-cell office:value-type="string">
            <text:p>Mario Vargas Llosa</text:p>
          </table:table-cell>
          <table:table-cell office:value-type="string">
            <text:p>Documental.</text:p>
          </table:table-cell>
          <table:table-cell office:value-type="float" office:value="167">
            <text:p>167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l club BILDERBERG " Los amos <text:s/>de l mundo."</text:p>
          </table:table-cell>
          <table:table-cell office:value-type="string">
            <text:p>Cristina Martin </text:p>
          </table:table-cell>
          <table:table-cell office:value-type="string">
            <text:p>Documental.</text:p>
          </table:table-cell>
          <table:table-cell office:value-type="float" office:value="155">
            <text:p>155</text:p>
          </table:table-cell>
          <table:table-cell table:number-columns-repeated="1020"/>
        </table:table-row>
        <table:table-row table:style-name="ro2">
          <table:table-cell office:value-type="string">
            <text:p>El club Dante</text:p>
          </table:table-cell>
          <table:table-cell office:value-type="string">
            <text:p>Martthew Pearl</text:p>
          </table:table-cell>
          <table:table-cell office:value-type="string">
            <text:p>Novela</text:p>
          </table:table-cell>
          <table:table-cell office:value-type="float" office:value="475">
            <text:p>475</text:p>
          </table:table-cell>
          <table:table-cell table:number-columns-repeated="1020"/>
        </table:table-row>
        <table:table-row table:style-name="ro2">
          <table:table-cell office:value-type="string">
            <text:p>El código da Vinci</text:p>
          </table:table-cell>
          <table:table-cell office:value-type="string">
            <text:p>Dan Brown</text:p>
          </table:table-cell>
          <table:table-cell office:value-type="string">
            <text:p>Novela</text:p>
          </table:table-cell>
          <table:table-cell office:value-type="float" office:value="477">
            <text:p>477</text:p>
          </table:table-cell>
          <table:table-cell table:number-columns-repeated="1020"/>
        </table:table-row>
        <table:table-row table:style-name="ro2">
          <table:table-cell office:value-type="string">
            <text:p>El diamante de Jerusalen</text:p>
          </table:table-cell>
          <table:table-cell office:value-type="string">
            <text:p>Noah Gordon</text:p>
          </table:table-cell>
          <table:table-cell office:value-type="string">
            <text:p>Novela</text:p>
          </table:table-cell>
          <table:table-cell office:value-type="float" office:value="517">
            <text:p>517</text:p>
          </table:table-cell>
          <table:table-cell table:number-columns-repeated="1020"/>
        </table:table-row>
        <table:table-row table:style-name="ro2">
          <table:table-cell office:value-type="string">
            <text:p>El diario de Ana Frank</text:p>
          </table:table-cell>
          <table:table-cell office:value-type="string">
            <text:p><text:s/>Ana Frank</text:p>
          </table:table-cell>
          <table:table-cell office:value-type="string">
            <text:p>Documental.</text:p>
          </table:table-cell>
          <table:table-cell office:value-type="float" office:value="295">
            <text:p>295</text:p>
          </table:table-cell>
          <table:table-cell table:number-columns-repeated="1020"/>
        </table:table-row>
        <table:table-row table:style-name="ro2">
          <table:table-cell office:value-type="string">
            <text:p>El egiptológo</text:p>
          </table:table-cell>
          <table:table-cell office:value-type="string">
            <text:p>Arthur Phillips</text:p>
          </table:table-cell>
          <table:table-cell office:value-type="string">
            <text:p>Novela </text:p>
          </table:table-cell>
          <table:table-cell office:value-type="float" office:value="473">
            <text:p>473</text:p>
          </table:table-cell>
          <table:table-cell table:number-columns-repeated="1020"/>
        </table:table-row>
        <table:table-row table:style-name="ro2">
          <table:table-cell office:value-type="string">
            <text:p>El enigma Hess</text:p>
          </table:table-cell>
          <table:table-cell office:value-type="string">
            <text:p>Martin Allen</text:p>
          </table:table-cell>
          <table:table-cell office:value-type="string">
            <text:p>Documental.</text:p>
          </table:table-cell>
          <table:table-cell office:value-type="float" office:value="361">
            <text:p>361</text:p>
          </table:table-cell>
          <table:table-cell table:number-columns-repeated="1020"/>
        </table:table-row>
        <table:table-row table:style-name="ro2">
          <table:table-cell office:value-type="string">
            <text:p>El gran tablero mundial</text:p>
          </table:table-cell>
          <table:table-cell office:value-type="string">
            <text:p>Zbigniew Brzezinski</text:p>
          </table:table-cell>
          <table:table-cell office:value-type="string">
            <text:p>Documental.</text:p>
          </table:table-cell>
          <table:table-cell office:value-type="float" office:value="217">
            <text:p>217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l Jurado</text:p>
          </table:table-cell>
          <table:table-cell/>
          <table:table-cell office:value-type="string">
            <text:p>Novela</text:p>
          </table:table-cell>
          <table:table-cell table:number-columns-repeated="1021"/>
        </table:table-row>
        <table:table-row table:style-name="ro2">
          <table:table-cell office:value-type="string">
            <text:p>El medico</text:p>
          </table:table-cell>
          <table:table-cell office:value-type="string">
            <text:p>Noah Gordon</text:p>
          </table:table-cell>
          <table:table-cell office:value-type="string">
            <text:p>Novela</text:p>
          </table:table-cell>
          <table:table-cell office:value-type="float" office:value="610">
            <text:p>610</text:p>
          </table:table-cell>
          <table:table-cell table:number-columns-repeated="1020"/>
        </table:table-row>
        <table:table-row table:style-name="ro2">
          <table:table-cell office:value-type="string">
            <text:p>El tercer Reich</text:p>
          </table:table-cell>
          <table:table-cell office:value-type="string">
            <text:p>Hildebrand, Klaus</text:p>
          </table:table-cell>
          <table:table-cell office:value-type="string">
            <text:p>Novela historica.</text:p>
          </table:table-cell>
          <table:table-cell table:number-columns-repeated="1021"/>
        </table:table-row>
        <table:table-row table:style-name="ro2">
          <table:table-cell office:value-type="string">
            <text:p>El testamento</text:p>
          </table:table-cell>
          <table:table-cell office:value-type="string">
            <text:p>John Grisham</text:p>
          </table:table-cell>
          <table:table-cell office:value-type="string">
            <text:p>Novela</text:p>
          </table:table-cell>
          <table:table-cell office:value-type="float" office:value="619">
            <text:p>619</text:p>
          </table:table-cell>
          <table:table-cell table:number-columns-repeated="1020"/>
        </table:table-row>
        <table:table-row table:style-name="ro2">
          <table:table-cell office:value-type="string">
            <text:p>El ultimo Catón</text:p>
          </table:table-cell>
          <table:table-cell office:value-type="string">
            <text:p>Matilde Asensi</text:p>
          </table:table-cell>
          <table:table-cell office:value-type="string">
            <text:p>Novela</text:p>
          </table:table-cell>
          <table:table-cell office:value-type="float" office:value="632">
            <text:p>632</text:p>
          </table:table-cell>
          <table:table-cell table:number-columns-repeated="1020"/>
        </table:table-row>
        <table:table-row table:style-name="ro2">
          <table:table-cell office:value-type="string">
            <text:p>El ultimo judio</text:p>
          </table:table-cell>
          <table:table-cell office:value-type="string">
            <text:p>Noah Gordon</text:p>
          </table:table-cell>
          <table:table-cell office:value-type="string">
            <text:p>Novela</text:p>
          </table:table-cell>
          <table:table-cell table:number-columns-repeated="1021"/>
        </table:table-row>
        <table:table-row table:style-name="ro2">
          <table:table-cell office:value-type="string">
            <text:p>El último Merovingio</text:p>
          </table:table-cell>
          <table:table-cell office:value-type="string">
            <text:p>Jim Hougan</text:p>
          </table:table-cell>
          <table:table-cell office:value-type="string">
            <text:p>Novela</text:p>
          </table:table-cell>
          <table:table-cell office:value-type="float" office:value="411">
            <text:p>411</text:p>
          </table:table-cell>
          <table:table-cell table:number-columns-repeated="1020"/>
        </table:table-row>
        <table:table-row table:style-name="ro2">
          <table:table-cell office:value-type="string">
            <text:p>Harry Potter I "La piedra filosofal"</text:p>
          </table:table-cell>
          <table:table-cell office:value-type="string">
            <text:p>J.K.Rowling</text:p>
          </table:table-cell>
          <table:table-cell office:value-type="string">
            <text:p>Novela</text:p>
          </table:table-cell>
          <table:table-cell table:number-columns-repeated="1021"/>
        </table:table-row>
        <table:table-row table:style-name="ro2">
          <table:table-cell office:value-type="string">
            <text:p>Harry Potter II "La camara secreta "</text:p>
          </table:table-cell>
          <table:table-cell office:value-type="string">
            <text:p>J.K.Rowling</text:p>
          </table:table-cell>
          <table:table-cell office:value-type="string">
            <text:p>Novela</text:p>
          </table:table-cell>
          <table:table-cell table:number-columns-repeated="1021"/>
        </table:table-row>
        <table:table-row table:style-name="ro2">
          <table:table-cell office:value-type="string">
            <text:p>Harry Potter III " El prisionero de Azkaban "</text:p>
          </table:table-cell>
          <table:table-cell office:value-type="string">
            <text:p>J.K.Rowling</text:p>
          </table:table-cell>
          <table:table-cell office:value-type="string">
            <text:p>Novela</text:p>
          </table:table-cell>
          <table:table-cell table:number-columns-repeated="1021"/>
        </table:table-row>
        <table:table-row table:style-name="ro2">
          <table:table-cell office:value-type="string">
            <text:p>Harry Potter IV " El caliz de fuego "</text:p>
          </table:table-cell>
          <table:table-cell office:value-type="string">
            <text:p>J.K.Rowling</text:p>
          </table:table-cell>
          <table:table-cell office:value-type="string">
            <text:p>Novela</text:p>
          </table:table-cell>
          <table:table-cell office:value-type="float" office:value="635">
            <text:p>635</text:p>
          </table:table-cell>
          <table:table-cell table:number-columns-repeated="1020"/>
        </table:table-row>
        <table:table-row table:style-name="ro2">
          <table:table-cell office:value-type="string">
            <text:p>Harry Potter V " La orden del Fenix "</text:p>
          </table:table-cell>
          <table:table-cell office:value-type="string">
            <text:p>J.K.Rowling</text:p>
          </table:table-cell>
          <table:table-cell office:value-type="string">
            <text:p>Novela</text:p>
          </table:table-cell>
          <table:table-cell office:value-type="float" office:value="893">
            <text:p>893</text:p>
          </table:table-cell>
          <table:table-cell table:number-columns-repeated="1020"/>
        </table:table-row>
        <table:table-row table:style-name="ro2">
          <table:table-cell office:value-type="string">
            <text:p>Hermanisimos por la gracia de Dios</text:p>
          </table:table-cell>
          <table:table-cell office:value-type="string">
            <text:p>Paco Jurado</text:p>
          </table:table-cell>
          <table:table-cell office:value-type="string">
            <text:p>Documental.</text:p>
          </table:table-cell>
          <table:table-cell office:value-type="float" office:value="478">
            <text:p>478</text:p>
          </table:table-cell>
          <table:table-cell table:number-columns-repeated="1020"/>
        </table:table-row>
        <table:table-row table:style-name="ro2">
          <table:table-cell office:value-type="string">
            <text:p>Isabel la Católica </text:p>
          </table:table-cell>
          <table:table-cell office:value-type="string">
            <text:p>Luis Suárez</text:p>
          </table:table-cell>
          <table:table-cell office:value-type="string">
            <text:p>Biografia</text:p>
          </table:table-cell>
          <table:table-cell office:value-type="float" office:value="507">
            <text:p>507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a almendra</text:p>
          </table:table-cell>
          <table:table-cell office:value-type="string">
            <text:p>Nedjma</text:p>
          </table:table-cell>
          <table:table-cell office:value-type="string">
            <text:p>Novela erótica.</text:p>
          </table:table-cell>
          <table:table-cell office:value-type="float" office:value="275">
            <text:p>275</text:p>
          </table:table-cell>
          <table:table-cell table:number-columns-repeated="1020"/>
        </table:table-row>
        <table:table-row table:style-name="ro2">
          <table:table-cell office:value-type="string">
            <text:p>La cena secreta</text:p>
          </table:table-cell>
          <table:table-cell office:value-type="string">
            <text:p>Javier Sierra</text:p>
          </table:table-cell>
          <table:table-cell office:value-type="string">
            <text:p>Novela</text:p>
          </table:table-cell>
          <table:table-cell office:value-type="float" office:value="324">
            <text:p>324</text:p>
          </table:table-cell>
          <table:table-cell table:number-columns-repeated="1020"/>
        </table:table-row>
        <table:table-row table:style-name="ro2">
          <table:table-cell office:value-type="string">
            <text:p>La citación</text:p>
          </table:table-cell>
          <table:table-cell office:value-type="string">
            <text:p>John Grisham</text:p>
          </table:table-cell>
          <table:table-cell office:value-type="string">
            <text:p>Novela</text:p>
          </table:table-cell>
          <table:table-cell office:value-type="float" office:value="437">
            <text:p>437</text:p>
          </table:table-cell>
          <table:table-cell table:number-columns-repeated="1020"/>
        </table:table-row>
        <table:table-row table:style-name="ro2">
          <table:table-cell office:value-type="string">
            <text:p>La ciudad prohibida</text:p>
          </table:table-cell>
          <table:table-cell office:value-type="string">
            <text:p>Anchee Min</text:p>
          </table:table-cell>
          <table:table-cell office:value-type="string">
            <text:p>Novela</text:p>
          </table:table-cell>
          <table:table-cell office:value-type="float" office:value="410">
            <text:p>410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a Divina Comedia.</text:p>
          </table:table-cell>
          <table:table-cell office:value-type="string">
            <text:p>Dante Alighieri</text:p>
          </table:table-cell>
          <table:table-cell office:value-type="string">
            <text:p>Poesia</text:p>
          </table:table-cell>
          <table:table-cell office:value-type="float" office:value="547">
            <text:p>547</text:p>
          </table:table-cell>
          <table:table-cell table:number-columns-repeated="1020"/>
        </table:table-row>
        <table:table-row table:style-name="ro2">
          <table:table-cell office:value-type="string">
            <text:p>La Doctora Cole</text:p>
          </table:table-cell>
          <table:table-cell office:value-type="string">
            <text:p>Noah Gordon</text:p>
          </table:table-cell>
          <table:table-cell office:value-type="string">
            <text:p>Novela</text:p>
          </table:table-cell>
          <table:table-cell table:number-columns-repeated="1021"/>
        </table:table-row>
        <table:table-row table:style-name="ro2">
          <table:table-cell office:value-type="string">
            <text:p>La hermandad de la Sábana Santa</text:p>
          </table:table-cell>
          <table:table-cell office:value-type="string">
            <text:p>Julia Navarro</text:p>
          </table:table-cell>
          <table:table-cell office:value-type="string">
            <text:p>Novela</text:p>
          </table:table-cell>
          <table:table-cell office:value-type="float" office:value="444">
            <text:p>444</text:p>
          </table:table-cell>
          <table:table-cell table:number-columns-repeated="1020"/>
        </table:table-row>
        <table:table-row table:style-name="ro2">
          <table:table-cell office:value-type="string">
            <text:p>La lista de Schindler</text:p>
          </table:table-cell>
          <table:table-cell office:value-type="string">
            <text:p>Thomas Keneally</text:p>
          </table:table-cell>
          <table:table-cell office:value-type="string">
            <text:p>Documental.</text:p>
          </table:table-cell>
          <table:table-cell office:value-type="float" office:value="573">
            <text:p>573</text:p>
          </table:table-cell>
          <table:table-cell table:number-columns-repeated="1020"/>
        </table:table-row>
        <table:table-row table:style-name="ro2">
          <table:table-cell office:value-type="string">
            <text:p>La Sábana Santa " ¿Milagrosa falsificación ?"</text:p>
          </table:table-cell>
          <table:table-cell office:value-type="string">
            <text:p>Julio Marvizón Preney</text:p>
          </table:table-cell>
          <table:table-cell office:value-type="string">
            <text:p>Documental.</text:p>
          </table:table-cell>
          <table:table-cell office:value-type="float" office:value="109">
            <text:p>109</text:p>
          </table:table-cell>
          <table:table-cell table:number-columns-repeated="1020"/>
        </table:table-row>
        <table:table-row table:style-name="ro2">
          <table:table-cell office:value-type="string">
            <text:p>Las intermitencias de la Muerte </text:p>
          </table:table-cell>
          <table:table-cell office:value-type="string">
            <text:p>Jóse Saramago</text:p>
          </table:table-cell>
          <table:table-cell office:value-type="string">
            <text:p>Novela</text:p>
          </table:table-cell>
          <table:table-cell office:value-type="float" office:value="258">
            <text:p>258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os Masones.</text:p>
          </table:table-cell>
          <table:table-cell/>
          <table:table-cell office:value-type="string">
            <text:p>Documental.</text:p>
          </table:table-cell>
          <table:table-cell table:number-columns-repeated="1021"/>
        </table:table-row>
        <table:table-row table:style-name="ro2">
          <table:table-cell office:value-type="string">
            <text:p>Los pilares de la tierra</text:p>
          </table:table-cell>
          <table:table-cell office:value-type="string">
            <text:p>Ken Follett</text:p>
          </table:table-cell>
          <table:table-cell office:value-type="string">
            <text:p>Novela</text:p>
          </table:table-cell>
          <table:table-cell office:value-type="float" office:value="1053">
            <text:p>1053</text:p>
          </table:table-cell>
          <table:table-cell table:number-columns-repeated="1020"/>
        </table:table-row>
        <table:table-row table:style-name="ro2">
          <table:table-cell office:value-type="string">
            <text:p>Mein Kampf "Mi lucha "</text:p>
          </table:table-cell>
          <table:table-cell office:value-type="string">
            <text:p>Adolf Hitler</text:p>
          </table:table-cell>
          <table:table-cell office:value-type="string">
            <text:p>Documental.</text:p>
          </table:table-cell>
          <table:table-cell office:value-type="float" office:value="278">
            <text:p>278</text:p>
          </table:table-cell>
          <table:table-cell table:number-columns-repeated="1020"/>
        </table:table-row>
        <table:table-row table:style-name="ro2">
          <table:table-cell office:value-type="string">
            <text:p>Pasion <text:s/>India</text:p>
          </table:table-cell>
          <table:table-cell office:value-type="string">
            <text:p>Javier Moro</text:p>
          </table:table-cell>
          <table:table-cell office:value-type="string">
            <text:p>Novela historica.</text:p>
          </table:table-cell>
          <table:table-cell office:value-type="float" office:value="436">
            <text:p>436</text:p>
          </table:table-cell>
          <table:table-cell table:number-columns-repeated="1020"/>
        </table:table-row>
        <table:table-row table:style-name="ro2">
          <table:table-cell office:value-type="string">
            <text:p>Tres sombreros de copa</text:p>
          </table:table-cell>
          <table:table-cell office:value-type="string">
            <text:p>Miguel Mihura</text:p>
          </table:table-cell>
          <table:table-cell office:value-type="string">
            <text:p>Teatro</text:p>
          </table:table-cell>
          <table:table-cell office:value-type="float" office:value="152">
            <text:p>152</text:p>
          </table:table-cell>
          <table:table-cell table:number-columns-repeated="1020"/>
        </table:table-row>
        <table:table-row table:style-name="ro2">
          <table:table-cell office:value-type="string">
            <text:p>La Biblia de barro</text:p>
          </table:table-cell>
          <table:table-cell office:value-type="string">
            <text:p>Julia Navarro</text:p>
          </table:table-cell>
          <table:table-cell office:value-type="string">
            <text:p>Novela </text:p>
          </table:table-cell>
          <table:table-cell office:value-type="float" office:value="636">
            <text:p>636</text:p>
          </table:table-cell>
          <table:table-cell table:number-columns-repeated="1020"/>
        </table:table-row>
        <table:table-row table:style-name="ro2">
          <table:table-cell office:value-type="string">
            <text:p>San Miguel bueno mártir</text:p>
          </table:table-cell>
          <table:table-cell office:value-type="string">
            <text:p>Miguel de Unamuno</text:p>
          </table:table-cell>
          <table:table-cell office:value-type="string">
            <text:p>Novela</text:p>
          </table:table-cell>
          <table:table-cell office:value-type="float" office:value="108">
            <text:p>108</text:p>
          </table:table-cell>
          <table:table-cell table:number-columns-repeated="1020"/>
        </table:table-row>
        <table:table-row table:style-name="ro2">
          <table:table-cell office:value-type="string">
            <text:p>El Enigma de Vivaldi</text:p>
          </table:table-cell>
          <table:table-cell office:value-type="string">
            <text:p>Peter Harris</text:p>
          </table:table-cell>
          <table:table-cell office:value-type="string">
            <text:p>Novela </text:p>
          </table:table-cell>
          <table:table-cell office:value-type="float" office:value="376">
            <text:p>376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os templarios y la mesa de Salomón </text:p>
          </table:table-cell>
          <table:table-cell table:style-name="ce4" office:value-type="string">
            <text:p>Nicholas Wilcox </text:p>
          </table:table-cell>
          <table:table-cell office:value-type="string">
            <text:p>Novela historica.</text:p>
          </table:table-cell>
          <table:table-cell office:value-type="float" office:value="486">
            <text:p>486</text:p>
          </table:table-cell>
          <table:table-cell table:number-columns-repeated="1020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Hoja3" table:style-name="ta3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 Unicode MS" svg:font-family="'Arial Unicode MS'"/>
    <style:font-face style:name="Arial1" svg:font-family="Arial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3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3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 € </number:text>
    </number:number-style>
    <number:number-style style:name="N117P1" style:volatile="true">
      <number:text>-</number:text>
      <number:number number:decimal-places="0" number:min-integer-digits="1" number:grouping="true"/>
      <number:text> € </number:text>
    </number:number-style>
    <number:number-style style:name="N117P2" style:volatile="true">
      <number:text> -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</number:text>
    </number:number-style>
    <number:number-style style:name="N118P1" style:volatile="true">
      <number:text>-</number:text>
      <number:number number:decimal-places="2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€ </number:text>
    </number:number-style>
    <number:number-style style:name="N119P1" style:volatile="true">
      <number:text>-</number:text>
      <number:number number:decimal-places="2" number:min-integer-digits="1" number:grouping="true"/>
      <number:text> € </number:text>
    </number:number-style>
    <number:number-style style:name="N119P2" style:volatile="true">
      <number:text> -</number:text>
      <number:number number:decimal-places="0" number:min-integer-digits="0"/>
      <number:text>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number number:decimal-places="0" number:min-integer-digits="1" number:grouping="true"/>
      <number:text> pta</number:text>
    </number:number-style>
    <number:number-style style:name="N124">
      <number:text>-</number:text>
      <number:number number:decimal-places="0" number:min-integer-digits="1" number:grouping="true"/>
      <number:text> pta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pta</number:text>
    </number:number-style>
    <number:number-style style:name="N12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pta</number:text>
    </number:number-style>
    <number:number-style style:name="N126">
      <number:text>-</number:text>
      <number:number number:decimal-places="2" number:min-integer-digits="1" number:grouping="true"/>
      <number:text> pta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pta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27P0"/>
    </number:number-style>
    <number:number-style style:name="N128P0" style:volatile="true">
      <number:text> </number:text>
      <number:number number:decimal-places="0" number:min-integer-digits="1" number:grouping="true"/>
      <number:text> pta </number:text>
    </number:number-style>
    <number:number-style style:name="N128P1" style:volatile="true">
      <number:text>-</number:text>
      <number:number number:decimal-places="0" number:min-integer-digits="1" number:grouping="true"/>
      <number:text> pta </number:text>
    </number:number-style>
    <number:number-style style:name="N128P2" style:volatile="true">
      <number:text> - pta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      </number:text>
    </number:number-style>
    <number:number-style style:name="N129P1" style:volatile="true">
      <number:text>-</number:text>
      <number:number number:decimal-places="0" number:min-integer-digits="1" number:grouping="true"/>
      <number:text>       </number:text>
    </number:number-style>
    <number:number-style style:name="N129P2" style:volatile="true">
      <number:text> - 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pta </number:text>
    </number:number-style>
    <number:number-style style:name="N130P1" style:volatile="true">
      <number:text>-</number:text>
      <number:number number:decimal-places="2" number:min-integer-digits="1" number:grouping="true"/>
      <number:text> pta </number:text>
    </number:number-style>
    <number:number-style style:name="N130P2" style:volatile="true">
      <number:text> -</number:text>
      <number:number number:decimal-places="0" number:min-integer-digits="0"/>
      <number:text> pta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      </number:text>
    </number:number-style>
    <number:number-style style:name="N131P1" style:volatile="true">
      <number:text>-</number:text>
      <number:number number:decimal-places="2" number:min-integer-digits="1" number:grouping="true"/>
      <number:text>       </number:text>
    </number:number-style>
    <number:number-style style:name="N131P2" style:volatile="true">
      <number:text> -</number:text>
      <number:number number:decimal-places="0" number:min-integer-digits="0"/>
      <number:text>  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Sí</number:text>
    </number:number-style>
    <number:number-style style:name="N132P1" style:volatile="true">
      <number:text>Sí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Verdadero</number:text>
    </number:number-style>
    <number:number-style style:name="N133P1" style:volatile="true">
      <number:text>Verdadero</number:text>
    </number:number-style>
    <number:number-style style:name="N133">
      <number:text>Fals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Activado</number:text>
    </number:number-style>
    <number:number-style style:name="N134P1" style:volatile="true">
      <number:text>Activado</number:text>
    </number:number-style>
    <number:number-style style:name="N134">
      <number:text>Desactivado</number:text>
      <style:map style:condition="value()&gt;0" style:apply-style-name="N134P0"/>
      <style:map style:condition="value()&lt;0" style:apply-style-name="N134P1"/>
    </number:number-style>
    <number:currency-style style:name="N13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5P0"/>
    </number:currency-style>
    <style:style style:name="Default" style:family="table-cell">
      <style:table-cell-properties fo:padding="0.071cm" style:rotation-align="none"/>
      <style:text-properties style:font-name="Arial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*</meta:initial-creator>
    <meta:creation-date>2005-05-02T14:03:12</meta:creation-date>
    <dc:creator> Amalia Luque</dc:creator>
    <dc:date>2006-10-21T05:47:08</dc:date>
    <meta:document-statistic meta:table-count="3" meta:cell-count="209" meta:object-count="0"/>
    <meta:generator>LibreOffice/3.5$Linux_X86_64 LibreOffice_project/350m1$Build-2</meta:generator>
  </office:meta>
</office:document-meta>
</file>